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279.62" calcext:value-type="float">
            <text:p>279,62</text:p>
          </table:table-cell>
          <table:table-cell table:style-name="ce17" table:formula="of:=AVERAGE([.F44:.F53])"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73893034825871" calcext:value-type="float">
            <text:p>0,173893034825871</text:p>
          </table:table-cell>
          <table:table-cell table:formula="of:=[.F54]/1608" office:value-type="float" office:value="0.172786069651741" calcext:value-type="float">
            <text:p>0,172786069651741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string" office:string-value="" calcext:value-type="error">
            <text:p>#DIV/0!</text:p>
          </table:table-cell>
          <table:table-cell table:formula="of:=[.F68]/1629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74.68" calcext:value-type="float">
            <text:p>74,6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51.96" calcext:value-type="float">
            <text:p>51,96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56.22" calcext:value-type="float">
            <text:p>56,2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109.31" calcext:value-type="float">
            <text:p>109,31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184.74" calcext:value-type="float">
            <text:p>184,74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313.09" calcext:value-type="float">
            <text:p>313,0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901" calcext:value-type="float">
            <text:p>74,90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87" calcext:value-type="float">
            <text:p>58,87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25" calcext:value-type="float">
            <text:p>52,25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3.8861" calcext:value-type="float">
            <text:p>103,886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6501556122449" calcext:value-type="float">
            <text:p>0,2650155612244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55" calcext:value-type="float">
            <text:p>83,55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597" calcext:value-type="float">
            <text:p>91,5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8.105" calcext:value-type="float">
            <text:p>68,105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85" calcext:value-type="float">
            <text:p>74,85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41" calcext:value-type="float">
            <text:p>68,41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59" calcext:value-type="float">
            <text:p>81,5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54" calcext:value-type="float">
            <text:p>80,54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3.98" calcext:value-type="float">
            <text:p>83,98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87.52" calcext:value-type="float">
            <text:p>87,52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79.3102" calcext:value-type="float">
            <text:p>79,3102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5920920502092" calcext:value-type="float">
            <text:p>0,16592092050209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3.76" calcext:value-type="float">
            <text:p>193,76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86.498" calcext:value-type="float">
            <text:p>86,49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3" calcext:value-type="float">
            <text:p>85,7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82" calcext:value-type="float">
            <text:p>100,8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54" calcext:value-type="float">
            <text:p>98,5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26" calcext:value-type="float">
            <text:p>128,26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16" calcext:value-type="float">
            <text:p>93,16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35" calcext:value-type="float">
            <text:p>101,35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48" calcext:value-type="float">
            <text:p>102,48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84" calcext:value-type="float">
            <text:p>94,8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08.5438" calcext:value-type="float">
            <text:p>108,5438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507064516129" calcext:value-type="float">
            <text:p>0,17507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1" calcext:value-type="float">
            <text:p>162,51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9.181" calcext:value-type="float">
            <text:p>149,181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93" calcext:value-type="float">
            <text:p>127,9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98" calcext:value-type="float">
            <text:p>132,498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64" calcext:value-type="float">
            <text:p>123,6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52.86" calcext:value-type="float">
            <text:p>152,8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3.51" calcext:value-type="float">
            <text:p>143,5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40.57" calcext:value-type="float">
            <text:p>140,5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42" calcext:value-type="float">
            <text:p>135,4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96.74" calcext:value-type="float">
            <text:p>196,7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46.4859" calcext:value-type="float">
            <text:p>146,4859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9397062023939" calcext:value-type="float">
            <text:p>0,1593970620239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58.86" calcext:value-type="float">
            <text:p>158,86</text:p>
          </table:table-cell>
          <table:table-cell office:value-type="float" office:value="215.35" calcext:value-type="float">
            <text:p>215,3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89.106" calcext:value-type="float">
            <text:p>189,106</text:p>
          </table:table-cell>
          <table:table-cell office:value-type="float" office:value="185.91" calcext:value-type="float">
            <text:p>185,91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67.104" calcext:value-type="float">
            <text:p>167,104</text:p>
          </table:table-cell>
          <table:table-cell office:value-type="float" office:value="164.77" calcext:value-type="float">
            <text:p>164,77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9.297" calcext:value-type="float">
            <text:p>149,297</text:p>
          </table:table-cell>
          <table:table-cell office:value-type="float" office:value="175.66" calcext:value-type="float">
            <text:p>175,66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53.689" calcext:value-type="float">
            <text:p>153,689</text:p>
          </table:table-cell>
          <table:table-cell office:value-type="float" office:value="146.1" calcext:value-type="float">
            <text:p>146,1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86.629333333333" calcext:value-type="float">
            <text:p>186,629333333333</text:p>
          </table:table-cell>
          <table:table-cell table:style-name="ce17" table:formula="of:=AVERAGE([.F58:.F67])" office:value-type="float" office:value="194.503333333333" calcext:value-type="float">
            <text:p>194,503333333333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82255208333333" calcext:value-type="float">
            <text:p>0,182255208333333</text:p>
          </table:table-cell>
          <table:table-cell table:formula="of:=[.F68]/1024" office:value-type="float" office:value="0.189944661458333" calcext:value-type="float">
            <text:p>0,189944661458333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48" calcext:value-type="float">
            <text:p>340,48</text:p>
          </table:table-cell>
          <table:table-cell office:value-type="float" office:value="366.304" calcext:value-type="float">
            <text:p>366,304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06.19" calcext:value-type="float">
            <text:p>206,19</text:p>
          </table:table-cell>
          <table:table-cell office:value-type="float" office:value="248.316" calcext:value-type="float">
            <text:p>248,31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1.647" calcext:value-type="float">
            <text:p>251,647</text:p>
          </table:table-cell>
          <table:table-cell office:value-type="float" office:value="501.523" calcext:value-type="float">
            <text:p>501,52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38" calcext:value-type="float">
            <text:p>305,38</text:p>
          </table:table-cell>
          <table:table-cell office:value-type="float" office:value="310.017" calcext:value-type="float">
            <text:p>310,01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8.271" calcext:value-type="float">
            <text:p>328,271</text:p>
          </table:table-cell>
          <table:table-cell office:value-type="float" office:value="359.755" calcext:value-type="float">
            <text:p>359,755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19" calcext:value-type="float">
            <text:p>233,19</text:p>
          </table:table-cell>
          <table:table-cell office:value-type="float" office:value="246.681" calcext:value-type="float">
            <text:p>246,681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29.966" calcext:value-type="float">
            <text:p>229,966</text:p>
          </table:table-cell>
          <table:table-cell office:value-type="float" office:value="948.219" calcext:value-type="float">
            <text:p>948,219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7" calcext:value-type="float">
            <text:p>296,87</text:p>
          </table:table-cell>
          <table:table-cell office:value-type="float" office:value="663.948" calcext:value-type="float">
            <text:p>663,94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28.611" calcext:value-type="float">
            <text:p>328,611</text:p>
          </table:table-cell>
          <table:table-cell office:value-type="float" office:value="492.947" calcext:value-type="float">
            <text:p>492,94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11.09" calcext:value-type="float">
            <text:p>411,09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3.1695" calcext:value-type="float">
            <text:p>293,1695</text:p>
          </table:table-cell>
          <table:table-cell table:style-name="ce17" table:formula="of:=AVERAGE([.F2:.F11])" office:value-type="float" office:value="462.161" calcext:value-type="float">
            <text:p>462,161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1937834224599" calcext:value-type="float">
            <text:p>0,391937834224599</text:p>
          </table:table-cell>
          <table:table-cell table:formula="of:=[.F12]/748" office:value-type="float" office:value="0.617862299465241" calcext:value-type="float">
            <text:p>0,61786229946524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79.77" calcext:value-type="float">
            <text:p>379,77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69.44" calcext:value-type="float">
            <text:p>369,44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7.701" calcext:value-type="float">
            <text:p>507,701</text:p>
          </table:table-cell>
          <table:table-cell office:value-type="float" office:value="882.648" calcext:value-type="float">
            <text:p>882,64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60.76" calcext:value-type="float">
            <text:p>360,76</text:p>
          </table:table-cell>
          <table:table-cell office:value-type="float" office:value="394.165" calcext:value-type="float">
            <text:p>394,165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2.52" calcext:value-type="float">
            <text:p>282,52</text:p>
          </table:table-cell>
          <table:table-cell office:value-type="float" office:value="311.48" calcext:value-type="float">
            <text:p>311,48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7.19" calcext:value-type="float">
            <text:p>257,19</text:p>
          </table:table-cell>
          <table:table-cell office:value-type="float" office:value="1398.855" calcext:value-type="float">
            <text:p>1398,855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59.5635" calcext:value-type="float">
            <text:p>359,5635</text:p>
          </table:table-cell>
          <table:table-cell table:style-name="ce17" table:formula="of:=AVERAGE([.F16:.F25])" office:value-type="float" office:value="622.081666666667" calcext:value-type="float">
            <text:p>622,081666666667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21528135990621" calcext:value-type="float">
            <text:p>0,421528135990621</text:p>
          </table:table-cell>
          <table:table-cell table:formula="of:=[.F26]/853" office:value-type="float" office:value="0.729286830793279" calcext:value-type="float">
            <text:p>0,72928683079327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string" office:string-value="" calcext:value-type="error">
            <text:p>#DIV/0!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string" office:string-value="" calcext:value-type="error">
            <text:p>#DIV/0!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6:16:51.95370591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4T19:21:17.533088176</dc:date>
    <meta:editing-duration>P1DT15H42M28S</meta:editing-duration>
    <meta:editing-cycles>270</meta:editing-cycles>
    <meta:generator>LibreOffice/24.2.7.2$Linux_X86_64 LibreOffice_project/420$Build-2</meta:generator>
    <meta:document-statistic meta:table-count="4" meta:cell-count="14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